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4]-[.F4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5]-[.F5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5])" office:value-type="float" office:value="600" calcext:value-type="float">
            <text:p>6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5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 office:value-type="string" calcext:value-type="string">
            <text:p>/</text:p>
          </table:table-cell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6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5.895416791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5.8973539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06.179282906</dc:date>
    <meta:print-date>2019-12-18T13:30:11.329000000</meta:print-date>
    <dc:language>pt-PT</dc:language>
    <meta:editing-cycles>438</meta:editing-cycles>
    <meta:editing-duration>PT14H41M8S</meta:editing-duration>
    <meta:document-statistic meta:table-count="1" meta:cell-count="37" meta:object-count="0"/>
    <meta:user-defined meta:name="Info 0"/>
    <meta:user-defined meta:name="Info 1"/>
    <meta:user-defined meta:name="Info 2"/>
    <meta:user-defined meta:name="Info 3"/>
  </office:meta>
</office:document-meta>
</file>